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xml:id="id2" draw:id="id2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18.048cm" svg:y1="7.51cm" svg:x2="20.148cm" svg:y2="7.51cm" draw:start-shape="id1" draw:start-glue-point="2" draw:end-shape="id2" draw:end-glue-point="2" svg:d="M180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3:10.129594736</dc:date>
    <dc:creator>elucterio </dc:creator>
    <meta:editing-duration>PT1H54M37S</meta:editing-duration>
    <meta:editing-cycles>28</meta:editing-cycles>
    <meta:generator>LibreOffice/4.2.8.2$Linux_X86_64 LibreOffice_project/420m0$Build-2</meta:generator>
    <meta:document-statistic meta:object-count="26"/>
  </office:meta>
</office:document-meta>
</file>